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draw:marker-end="Linienspitzen_20_1" draw:marker-end-width="0.3cm" draw:fill="none" draw:textarea-vertical-align="middle"/>
    </style:style>
    <style:style style:name="gr6" style:family="graphic" style:parent-style-name="objectwithoutfill">
      <style:graphic-properties draw:marker-end="Linienspitzen_20_2" draw:marker-end-width="0.3cm" draw:fill="none" draw:textarea-vertical-align="middle"/>
    </style:style>
    <style:style style:name="gr7" style:family="graphic" style:parent-style-name="objectwithoutfill">
      <style:graphic-properties draw:marker-end="Linienspitzen_20_3" draw:marker-end-width="0.3cm" draw:fill="none" draw:textarea-vertical-align="middle"/>
    </style:style>
    <style:style style:name="gr8" style:family="graphic" style:parent-style-name="objectwithoutfill">
      <style:graphic-properties draw:marker-end="Linienspitzen_20_4" draw:marker-end-width="0.3cm" draw:fill="none" draw:textarea-vertical-align="middle"/>
    </style:style>
    <style:style style:name="gr9" style:family="graphic" style:parent-style-name="objectwithoutfill">
      <style:graphic-properties draw:marker-end="Linienspitzen_20_5" draw:marker-end-width="0.3cm" draw:fill="none" draw:textarea-vertical-align="middle"/>
    </style:style>
    <style:style style:name="gr10" style:family="graphic" style:parent-style-name="objectwithoutfill">
      <style:graphic-properties draw:marker-end="Linienspitzen_20_6" draw:marker-end-width="0.3cm" draw:fill="none" draw:textarea-vertical-align="middle"/>
    </style:style>
    <style:style style:name="gr11" style:family="graphic" style:parent-style-name="objectwithoutfill">
      <style:graphic-properties draw:marker-end="Linienspitzen_20_7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3" style:family="graphic" style:parent-style-name="objectwithoutfill">
      <style:graphic-properties draw:marker-end="Linienspitzen_20_8" draw:marker-end-width="0.3cm" draw:fill="none" draw:textarea-vertical-align="middl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4.528cm" presentation:class="title" presentation:user-transformed="true">
          <draw:text-box>
            <text:p>Siedlung – Erste Anfänge</text:p>
          </draw:text-box>
        </draw:frame>
        <draw:frame presentation:style-name="pr2" draw:text-style-name="P2" draw:layer="layout" svg:width="25.199cm" svg:height="9.134cm" svg:x="1.4cm" svg:y="4.485cm" presentation:class="subtitle" presentation:user-transformed="true">
          <draw:text-box>
            <text:p>Von der Landung</text:p>
            <text:p>Bis zur Handlungsfähigkei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Ablau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0. Transport:</text:p>
                <text:list>
                  <text:list-item>
                    <text:p>0.1. making it to orbit</text:p>
                  </text:list-item>
                  <text:list-item>
                    <text:p>0.2. transfer from earth to mars</text:p>
                  </text:list-item>
                  <text:list-item>
                    <text:p>0.3. safe landing</text:p>
                  </text:list-item>
                </text:list>
              </text:list-item>
              <text:list-item>
                <text:p>1. Initial settlement</text:p>
              </text:list-item>
              <text:list-item>
                <text:p>2. Long-term perspec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itial Settlement</text:p>
          </draw:text-box>
        </draw:frame>
        <draw:frame presentation:style-name="pr4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Characterized by resource scarcity</text:p>
              </text:list-item>
              <text:list-item>
                <text:p>→ Efficient planning</text:p>
              </text:list-item>
              <text:list-item>
                <text:p>→ Re-use of materials</text:p>
                <text:p/>
              </text:list-item>
              <text:list-item>
                <text:p>Use ship for housing and chemistry</text:p>
              </text:list-item>
              <text:list-item>
                <text:p>No roads, everything close-b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Definition of variab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1. Communication (antennae)</text:p>
              </text:list-item>
              <text:list-item>
                <text:p>2. Energy (solar panels)</text:p>
              </text:list-item>
              <text:list-item>
                <text:p>3. Air (Moxie, Sabatier, algae)</text:p>
              </text:list-item>
              <text:list-item>
                <text:p><text:span text:style-name="T1">4. Food (reserves, </text:span>indoor salad, cereal greenhouses)</text:p>
              </text:list-item>
              <text:list-item>
                <text:p>5. Water (WAVAR, salt-bed)</text:p>
              </text:list-item>
              <text:list-item>
                <text:p>6. Recycling (cleaning)</text:p>
              </text:list-item>
              <text:list-item>
                <text:p>7. Construction (plastics, meta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Moxie vs. Sabatier</text:p>
          </draw:text-box>
        </draw:frame>
        <draw:custom-shape draw:style-name="gr2" draw:text-style-name="P4" draw:layer="layout" svg:width="6.5cm" svg:height="2cm" svg:x="11cm" svg:y="4cm">
          <text:p text:style-name="P4">Moxie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cm" svg:height="0.962cm" svg:x="2.5cm" svg:y="5.038cm">
          <draw:text-box>
            <text:p>CO2</text:p>
          </draw:text-box>
        </draw:frame>
        <draw:frame draw:style-name="gr4" draw:text-style-name="P5" draw:layer="layout" svg:width="3cm" svg:height="0.962cm" svg:x="21.5cm" svg:y="4.5cm">
          <draw:text-box>
            <text:p>O2</text:p>
          </draw:text-box>
        </draw:frame>
        <draw:frame draw:style-name="gr4" draw:text-style-name="P5" draw:layer="layout" svg:width="5cm" svg:height="0.962cm" svg:x="1.5cm" svg:y="3.257cm">
          <draw:text-box>
            <text:p>Electricity</text:p>
          </draw:text-box>
        </draw:frame>
        <draw:line draw:style-name="gr5" draw:text-style-name="P6" draw:layer="layout" svg:x1="5cm" svg:y1="4cm" svg:x2="9.5cm" svg:y2="4.5cm">
          <text:p/>
        </draw:line>
        <draw:line draw:style-name="gr6" draw:text-style-name="P6" draw:layer="layout" svg:x1="5cm" svg:y1="5.4cm" svg:x2="9.5cm" svg:y2="4.9cm">
          <text:p/>
        </draw:line>
        <draw:line draw:style-name="gr7" draw:text-style-name="P6" draw:layer="layout" svg:x1="18cm" svg:y1="5cm" svg:x2="21cm" svg:y2="5cm">
          <text:p/>
        </draw:line>
        <draw:custom-shape draw:style-name="gr2" draw:text-style-name="P4" draw:layer="layout" svg:width="6.5cm" svg:height="2cm" svg:x="11cm" svg:y="8.7cm">
          <text:p text:style-name="P4">Sabati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cm" svg:height="0.962cm" svg:x="1.5cm" svg:y="8.757cm">
          <draw:text-box>
            <text:p>Electricity</text:p>
          </draw:text-box>
        </draw:frame>
        <draw:frame draw:style-name="gr4" draw:text-style-name="P5" draw:layer="layout" svg:width="3cm" svg:height="0.962cm" svg:x="2.5cm" svg:y="9.738cm">
          <draw:text-box>
            <text:p>CO2</text:p>
          </draw:text-box>
        </draw:frame>
        <draw:frame draw:style-name="gr4" draw:text-style-name="P5" draw:layer="layout" svg:width="3cm" svg:height="0.962cm" svg:x="2cm" svg:y="11.238cm">
          <draw:text-box>
            <text:p>Water</text:p>
          </draw:text-box>
        </draw:frame>
        <draw:line draw:style-name="gr8" draw:text-style-name="P6" draw:layer="layout" svg:x1="5.5cm" svg:y1="9.5cm" svg:x2="10cm" svg:y2="9.5cm">
          <text:p/>
        </draw:line>
        <draw:line draw:style-name="gr9" draw:text-style-name="P6" draw:layer="layout" svg:x1="5.2cm" svg:y1="10.238cm" svg:x2="9.7cm" svg:y2="10cm">
          <text:p/>
        </draw:line>
        <draw:line draw:style-name="gr10" draw:text-style-name="P6" draw:layer="layout" svg:x1="5cm" svg:y1="12cm" svg:x2="10cm" svg:y2="10.5cm">
          <text:p/>
        </draw:line>
        <draw:line draw:style-name="gr11" draw:text-style-name="P6" draw:layer="layout" svg:x1="18.5cm" svg:y1="9.5cm" svg:x2="21.5cm" svg:y2="9.5cm">
          <text:p/>
        </draw:line>
        <draw:frame draw:style-name="gr12" draw:text-style-name="P5" draw:layer="layout" svg:width="3cm" svg:height="1cm" svg:x="22cm" svg:y="9cm">
          <draw:text-box>
            <text:p>Methane</text:p>
          </draw:text-box>
        </draw:frame>
        <draw:frame draw:style-name="gr12" draw:text-style-name="P5" draw:layer="layout" svg:width="3cm" svg:height="1cm" svg:x="22cm" svg:y="9.9cm">
          <draw:text-box>
            <text:p>O2</text:p>
          </draw:text-box>
        </draw:frame>
        <draw:line draw:style-name="gr13" draw:text-style-name="P6" draw:layer="layout" svg:x1="18.5cm" svg:y1="9.8cm" svg:x2="21cm" svg:y2="10.3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15T10:59:57.882720005</dc:date>
    <meta:editing-duration>PT20M51S</meta:editing-duration>
    <meta:editing-cycles>25</meta:editing-cycles>
    <meta:generator>LibreOffice/7.4.7.2$Linux_X86_64 LibreOffice_project/40$Build-2</meta:generator>
    <meta:document-statistic meta:object-count="58"/>
  </office:meta>
</office:document-meta>
</file>